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31_21-10-06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01_01-49-10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01_03-58-04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01_08-39-18_000.jpg</text:p>
          </table:table-cell>
          <table:table-cell table:style-name="ce19" office:value-type="string">
            <text:p>:m :lets / action activity / やること / genre=「学を好」もう / content=私も、「学を好」もう。家康の、「物読み坊主」 || :m :lets / action activity / やること / genre=やること：準備 / content=寝る前の準備。風呂でたあと。</text:p>
          </table:table-cell>
          <table:table-cell table:style-name="ce21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:lets / action activity / やること / genre=「学を好」もう / content=私も、「学を好」もう。家康の、「物読み坊主」 || :m :lets / action activity / やること / genre=やること：準備 / content=寝る前の準備。風呂でたあと。">
            <text:p>:m :lets / action activity / やること / genre=「学を好」もう / content=私も、「学を好」もう。家康の、「物読み坊主」 || :m :lets / action activity / やること / genre=やること：準備 / content=寝る前の準備。風呂でたあと。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01_09-58-14_000.jpg</text:p>
          </table:table-cell>
          <table:table-cell table:style-name="ce19" office:value-type="string">
            <text:p>:m :PHOTO 起きた時刻 / 2021 / other=実際の時刻：１時間ぐらい前</text:p>
          </table:table-cell>
          <table:table-cell table:style-name="ce21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:PHOTO 起きた時刻 / 2021 / other=実際の時刻：１時間ぐらい前">
            <text:p>:m :PHOTO 起きた時刻 / 2021 / other=実際の時刻：１時間ぐらい前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01_14-16-54_000.jpg</text:p>
          </table:table-cell>
          <table:table-cell table:style-name="ce19" office:value-type="string">
            <text:p>:m RES 1*1 / free# JVEMV6 68#_171:1 / 68. theoretical-physics(tp) / w=~,topics=量子力学：ユニタリ変換(eman),other=calc+:逆行列；転置行列,s=~,i=~,doc=r-9-2~2.3</text:p>
          </table:table-cell>
          <table:table-cell table:style-name="ce12"/>
          <table:table-cell table:style-name="ce5" table:formula="of:=[.F7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1" table:formula="of:=IF([.E7]=&quot;&quot;;[.C7];CONCATENATE([.C7];&quot; / &quot;;[.E7]))" office:value-type="string" office:string-value=":m RES 1*1 / free# JVEMV6 68#_171:1 / 68. theoretical-physics(tp) / w=~,topics=量子力学：ユニタリ変換(eman),other=calc+:逆行列；転置行列,s=~,i=~,doc=r-9-2~2.3 / N-35-43-16.742248 E-139-47-26.228027">
            <text:p>:m RES 1*1 / free# JVEMV6 68#_171:1 / 68. theoretical-physics(tp) / w=~,topics=量子力学：ユニタリ変換(eman),other=calc+:逆行列；転置行列,s=~,i=~,doc=r-9-2~2.3 / N-35-43-16.742248 E-139-47-26.228027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01_15-31-01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formula="of:=[.F8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1" table:formula="of:=IF([.E8]=&quot;&quot;;[.C8];CONCATENATE([.C8];&quot; / &quot;;[.E8]))" office:value-type="string" office:string-value=" :m 食べた物  / N-35-43-16.742248 E-139-47-26.228027">
            <text:p><text:s/>:m 食べた物 <text:s/>/ N-35-43-16.742248 E-139-47-26.228027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01_17-08-00_000.jpg</text:p>
          </table:table-cell>
          <table:table-cell table:style-name="ce19" office:value-type="string">
            <text:p>:m #*# RES / JVEMV6 64#140-7.4 / 『申達（山城谷漆買付役後藤利八郎...』 / w=諸事無手抜～仰付候取行 / p.~ / topic=~,other=~</text:p>
          </table:table-cell>
          <table:table-cell table:style-name="ce21"/>
          <table:table-cell table:style-name="ce5" table:formula="of:=[.F9]" office:value-type="string" office:string-value="N-35-43-16.646118 E-139-47-26.447753">
            <text:p>N-35-43-16.646118 E-139-47-26.447753</text:p>
          </table:table-cell>
          <table:table-cell table:style-name="ce5" office:value-type="string">
            <text:p>N-35-43-16.646118 E-139-47-26.447753</text:p>
          </table:table-cell>
          <table:table-cell table:style-name="ce41" table:formula="of:=IF([.E9]=&quot;&quot;;[.C9];CONCATENATE([.C9];&quot; / &quot;;[.E9]))" office:value-type="string" office:string-value=":m #*# RES / JVEMV6 64#140-7.4 / 『申達（山城谷漆買付役後藤利八郎...』 / w=諸事無手抜～仰付候取行 / p.~ / topic=~,other=~ / N-35-43-16.646118 E-139-47-26.447753">
            <text:p>:m #*# RES / JVEMV6 64#140-7.4 / 『申達（山城谷漆買付役後藤利八郎...』 / w=諸事無手抜～仰付候取行 / p.~ / topic=~,other=~ / N-35-43-16.646118 E-139-47-26.447753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01_19-19-06_000.jpg</text:p>
          </table:table-cell>
          <table:table-cell table:style-name="ce12" office:value-type="string">
            <text:p><text:s/>:m 記録 / 身体 / 全身像 / 顔 / 様子 / time=夜；occasion=楽器演奏したあと（尺八） </text:p>
          </table:table-cell>
          <table:table-cell table:style-name="ce19"/>
          <table:table-cell table:style-name="ce5" table:formula="of:=[.F10]" office:value-type="string" office:string-value="N-35-43-17.044372 E-139-47-27.491455">
            <text:p>N-35-43-17.044372 E-139-47-27.491455</text:p>
          </table:table-cell>
          <table:table-cell table:style-name="ce5" office:value-type="string">
            <text:p>N-35-43-17.044372 E-139-47-27.491455</text:p>
          </table:table-cell>
          <table:table-cell table:style-name="ce41" table:formula="of:=IF([.E10]=&quot;&quot;;[.C10];CONCATENATE([.C10];&quot; / &quot;;[.E10]))" office:value-type="string" office:string-value=" :m 記録 / 身体 / 全身像 / 顔 / 様子 / time=夜；occasion=楽器演奏したあと（尺八）  / N-35-43-17.044372 E-139-47-27.491455">
            <text:p><text:s/>:m 記録 / 身体 / 全身像 / 顔 / 様子 / time=夜；occasion=楽器演奏したあと（尺八） <text:s/>/ N-35-43-17.044372 E-139-47-27.491455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01_19-19-15_000.jpg</text:p>
          </table:table-cell>
          <table:table-cell table:style-name="ce19" office:value-type="string">
            <text:p>:m :篠笛,shinobue #*# / session-memo / s.1:todays-melody,genr=~,for=~,key=~,tempo=~,R=4,i.f.=~,notes=~,Re+,other=お囃子：八木節</text:p>
          </table:table-cell>
          <table:table-cell table:style-name="ce19"/>
          <table:table-cell table:style-name="ce5" table:formula="of:=[.F11]" office:value-type="string" office:string-value="N-35-35-28.573608 E-139-34-49.324951">
            <text:p>N-35-35-28.573608 E-139-34-49.324951</text:p>
          </table:table-cell>
          <table:table-cell table:style-name="ce5" office:value-type="string">
            <text:p>N-35-35-28.573608 E-139-34-49.324951</text:p>
          </table:table-cell>
          <table:table-cell table:style-name="ce41" table:formula="of:=IF([.E11]=&quot;&quot;;[.C11];CONCATENATE([.C11];&quot; / &quot;;[.E11]))" office:value-type="string" office:string-value=":m :篠笛,shinobue #*# / session-memo / s.1:todays-melody,genr=~,for=~,key=~,tempo=~,R=4,i.f.=~,notes=~,Re+,other=お囃子：八木節 / N-35-35-28.573608 E-139-34-49.324951">
            <text:p>:m :篠笛,shinobue #*# / session-memo / s.1:todays-melody,genr=~,for=~,key=~,tempo=~,R=4,i.f.=~,notes=~,Re+,other=お囃子：八木節 / N-35-35-28.573608 E-139-34-49.32495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01_18-26-18_000.mp4</text:p>
          </table:table-cell>
          <table:table-cell table:style-name="ce28" office:value-type="string">
            <text:p>:VIDEO / @自室 / 記録 / jap.flute / 演奏、play / R=1 / todays-melody,genr=~,for=~,Re+,other=notes:~,feeling:~;sounds:~,file-id=~</text:p>
          </table:table-cell>
          <table:table-cell table:style-name="ce20"/>
          <table:table-cell table:style-name="ce5" table:formula="of:=[.F12]" office:value-type="string" office:string-value="N-35-35-28.532409 E-139-34-49.379882">
            <text:p>N-35-35-28.532409 E-139-34-49.379882</text:p>
          </table:table-cell>
          <table:table-cell table:style-name="ce5" office:value-type="string">
            <text:p>N-35-35-28.532409 E-139-34-49.379882</text:p>
          </table:table-cell>
          <table:table-cell table:style-name="ce41" table:formula="of:=IF([.E12]=&quot;&quot;;[.C12];CONCATENATE([.C12];&quot; / &quot;;[.E12]))" office:value-type="string" office:string-value=":VIDEO / @自室 / 記録 / jap.flute / 演奏、play / R=1 / todays-melody,genr=~,for=~,Re+,other=notes:~,feeling:~;sounds:~,file-id=~ / N-35-35-28.532409 E-139-34-49.379882">
            <text:p>:VIDEO / @自室 / 記録 / jap.flute / 演奏、play / R=1 / todays-melody,genr=~,for=~,Re+,other=notes:~,feeling:~;sounds:~,file-id=~ / N-35-35-28.532409 E-139-34-49.37988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01_18-35-59_000.mp4</text:p>
          </table:table-cell>
          <table:table-cell table:style-name="ce28" office:value-type="string">
            <text:p>:VIDEO / @自室 / 記録 / jap.flute / 演奏、play / R=2 / todays-melody,genr=~,for=~,Re+,other=alt-fingering,feeling:~;sounds:~,file-id=~</text:p>
          </table:table-cell>
          <table:table-cell table:style-name="ce21"/>
          <table:table-cell table:style-name="ce5" table:formula="of:=[.F13]" office:value-type="string" office:string-value="N-35-35-28.601074 E-139-34-49.270019">
            <text:p>N-35-35-28.601074 E-139-34-49.270019</text:p>
          </table:table-cell>
          <table:table-cell table:style-name="ce5" office:value-type="string">
            <text:p>N-35-35-28.601074 E-139-34-49.270019</text:p>
          </table:table-cell>
          <table:table-cell table:style-name="ce41" table:formula="of:=IF([.E13]=&quot;&quot;;[.C13];CONCATENATE([.C13];&quot; / &quot;;[.E13]))" office:value-type="string" office:string-value=":VIDEO / @自室 / 記録 / jap.flute / 演奏、play / R=2 / todays-melody,genr=~,for=~,Re+,other=alt-fingering,feeling:~;sounds:~,file-id=~ / N-35-35-28.601074 E-139-34-49.270019">
            <text:p>:VIDEO / @自室 / 記録 / jap.flute / 演奏、play / R=2 / todays-melody,genr=~,for=~,Re+,other=alt-fingering,feeling:~;sounds:~,file-id=~ / N-35-35-28.601074 E-139-34-49.270019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01_18-54-56_000.mp4</text:p>
          </table:table-cell>
          <table:table-cell table:style-name="ce28" office:value-type="string">
            <text:p>:VIDEO / @自室 / 記録 / jap.flute / 演奏、play / R=3 / todays-melody,genr=~,for=~,Re+,other=use:dai-kan,feeling:~;sounds:~,file-id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:VIDEO / @自室 / 記録 / jap.flute / 演奏、play / R=3 / todays-melody,genr=~,for=~,Re+,other=use:dai-kan,feeling:~;sounds:~,file-id=~">
            <text:p>:VIDEO / @自室 / 記録 / jap.flute / 演奏、play / R=3 / todays-melody,genr=~,for=~,Re+,other=use:dai-kan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01_18-55-58_000.mp4</text:p>
          </table:table-cell>
          <table:table-cell table:style-name="ce28" office:value-type="string">
            <text:p>:VIDEO / @自室 / 記録 / jap.flute / 演奏、play / R=4 / todays-melody,genr=~,for=~,Re+,other=お囃子：八木節,feeling:~;sounds:~,file-id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:VIDEO / @自室 / 記録 / jap.flute / 演奏、play / R=4 / todays-melody,genr=~,for=~,Re+,other=お囃子：八木節,feeling:~;sounds:~,file-id=~">
            <text:p>:VIDEO / @自室 / 記録 / jap.flute / 演奏、play / R=4 / todays-melody,genr=~,for=~,Re+,other=お囃子：八木節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2-01_18-58-15_000.mp4</text:p>
          </table:table-cell>
          <table:table-cell table:style-name="ce28" office:value-type="string">
            <text:p>:VIDEO / @自室 / 記録 / jap.flute / 演奏、play / R=5 / todays-melody,genr=~,for=~,Re+,other=~,feeling:~;sounds:~,file-id=~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:VIDEO / @自室 / 記録 / jap.flute / 演奏、play / R=5 / todays-melody,genr=~,for=~,Re+,other=~,feeling:~;sounds:~,file-id=~">
            <text:p>:VIDEO / @自室 / 記録 / jap.flute / 演奏、play / R=5 / todays-melody,genr=~,for=~,Re+,other=~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2-01_19-01-51_000.mp4</text:p>
          </table:table-cell>
          <table:table-cell table:style-name="ce28" office:value-type="string">
            <text:p>:VIDEO / @自室 / 記録 / jap.flute / 演奏、play / R=6 / todays-melody,genr=~,for=~,Re+,other=dai-kan:hole-5+7+4,feeling:~;sounds:~,file-id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string" office:string-value=":VIDEO / @自室 / 記録 / jap.flute / 演奏、play / R=6 / todays-melody,genr=~,for=~,Re+,other=dai-kan:hole-5+7+4,feeling:~;sounds:~,file-id=~">
            <text:p>:VIDEO / @自室 / 記録 / jap.flute / 演奏、play / R=6 / todays-melody,genr=~,for=~,Re+,other=dai-kan:hole-5+7+4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1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1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2022/02/02</text:date>, <text:time>00:4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2T00:46:36.34</dc:date>
    <dc:creator>iwabuchi ken</dc:creator>
    <meta:editing-duration>P42DT17H22M8S</meta:editing-duration>
    <meta:editing-cycles>14426</meta:editing-cycles>
    <meta:document-statistic meta:table-count="1" meta:cell-count="460" meta:object-count="0"/>
    <meta:user-defined meta:name="qrichtext">1</meta:user-defined>
  </office:meta>
</office:document-meta>
</file>